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lancingColumnBreakingAlgorithm.BalancingColumnBreakingAlgorithm( LayoutManager topLevelLM , PageProvider pageProvider , PageBreakingLayoutListener layoutListener , int alignment , int alignmentLast , MinOptMax footnoteSeparatorLength , boolean partOverflowRecovery , int colum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lancingColumnBreakingAlgorithm.computeDemerits( KnuthNode activeNode , KnuthElement element , int fitnessClass , double 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